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14cm"/>
    </style:style>
    <style:style style:name="Tabella33.4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able_20_Contents">
      <style:text-properties officeooo:rsid="000bf997" officeooo:paragraph-rsid="000bf997"/>
    </style:style>
    <style:style style:name="P4" style:family="paragraph" style:parent-style-name="Text_20_body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7" style:family="paragraph" style:parent-style-name="Azione_20_attore">
      <style:text-properties fo:font-weight="normal" officeooo:rsid="000ceb79" officeooo:paragraph-rsid="000ceb79" style:font-weight-asian="normal" style:font-weight-complex="normal"/>
    </style:style>
    <style:style style:name="P8" style:family="paragraph" style:parent-style-name="Azione_20_attore">
      <style:text-properties fo:font-weight="normal" officeooo:rsid="000ceb79" officeooo:paragraph-rsid="000e3e9e" style:font-weight-asian="normal" style:font-weight-complex="normal"/>
    </style:style>
    <style:style style:name="P9" style:family="paragraph" style:parent-style-name="Azione_20_attore">
      <style:paragraph-properties fo:margin-left="0cm" fo:margin-right="0cm" fo:text-indent="0cm" style:auto-text-indent="false"/>
      <style:text-properties fo:font-weight="normal" officeooo:rsid="000ceb79" officeooo:paragraph-rsid="000e3e9e" style:font-weight-asian="normal" style:font-weight-complex="normal"/>
    </style:style>
    <style:style style:name="P10" style:family="paragraph" style:parent-style-name="Azione_20_sistema">
      <style:text-properties fo:font-weight="normal" officeooo:rsid="000ceb79" officeooo:paragraph-rsid="000ceb79" style:font-weight-asian="normal" style:font-weight-complex="normal"/>
    </style:style>
    <style:style style:name="P11" style:family="paragraph" style:parent-style-name="Azione_20_sistema">
      <style:text-properties fo:font-weight="normal" officeooo:rsid="000ceb79" officeooo:paragraph-rsid="000e3e9e" style:font-weight-asian="normal" style:font-weight-complex="normal"/>
    </style:style>
    <style:style style:name="P12" style:family="paragraph" style:parent-style-name="Azione_20_sistema">
      <style:paragraph-properties fo:margin-left="0cm" fo:margin-right="0cm" fo:text-indent="0cm" style:auto-text-indent="false"/>
      <style:text-properties fo:font-weight="normal" officeooo:rsid="000ceb79" officeooo:paragraph-rsid="000e3e9e" style:font-weight-asian="normal" style:font-weight-complex="normal"/>
    </style:style>
    <style:style style:name="P13" style:family="paragraph" style:parent-style-name="Table_20_Contents">
      <style:text-properties officeooo:paragraph-rsid="000e3e9e"/>
    </style:style>
    <style:style style:name="P14" style:family="paragraph" style:parent-style-name="Table_20_Contents">
      <style:text-properties officeooo:paragraph-rsid="000eeb71"/>
    </style:style>
    <style:style style:name="T1" style:family="text">
      <style:text-properties fo:font-weight="normal" officeooo:rsid="000bf997" style:font-weight-asian="normal" style:font-weight-complex="normal"/>
    </style:style>
    <style:style style:name="T2" style:family="text">
      <style:text-properties fo:font-weight="normal" officeooo:rsid="000ceb79" style:font-weight-asian="normal" style:font-weight-complex="normal"/>
    </style:style>
    <style:style style:name="T3" style:family="text">
      <style:text-properties fo:font-weight="normal" officeooo:rsid="000eeb71" style:font-weight-asian="normal" style:font-weight-complex="normal"/>
    </style:style>
    <style:style style:name="T4" style:family="text">
      <style:text-properties fo:color="#000000" style:font-name-asian="Times New Roman1" style:font-name-complex="Times New Roman1"/>
    </style:style>
    <style:style style:name="T5" style:family="text">
      <style:text-properties style:font-name-asian="Times New Roman1" style:font-name-complex="Times New Roman1"/>
    </style:style>
    <style:style style:name="T6" style:family="text">
      <style:text-properties officeooo:rsid="000bf997"/>
    </style:style>
    <style:style style:name="T7" style:family="text">
      <style:text-properties officeooo:rsid="000c832f"/>
    </style:style>
    <style:style style:name="T8" style:family="text">
      <style:text-properties officeooo:rsid="000ceb79"/>
    </style:style>
    <style:style style:name="T9" style:family="text">
      <style:text-properties fo:font-weight="bold" officeooo:rsid="000ceb79" style:font-weight-asian="bold" style:font-weight-complex="bold"/>
    </style:style>
    <style:style style:name="T10" style:family="text">
      <style:text-properties fo:font-weight="bold" officeooo:rsid="000e3e9e" style:font-weight-asian="bold" style:font-weight-complex="bold"/>
    </style:style>
    <style:style style:name="T11" style:family="text">
      <style:text-properties officeooo:rsid="000e3e9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P13"><text:span text:style-name="T11">Modifica Attività Educativa</text:span>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Table_20_Contents">N/D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Iniziato da: <text:span text:style-name="T6">Educatore</text:span></text:p>
          </table:table-cell>
        </table:table-row>
        <table:table-row table:style-name="Tabella33.4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1">Educatore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39445011" text:style-name="Numerazione_20_UC">
              <text:list-item text:start-value="1">
                <text:p text:style-name="Azione_20_attore"><text:span text:style-name="T7">L'utente</text:span> va alla sezione Attività didattiche</text:p>
              </text:list-item>
              <text:list-item>
                <text:p text:style-name="Azione_20_sistema"><text:s/>Il sistema <text:span text:style-name="T6">mostra all’utente la lista delle attività didattiche delle proprie classi</text:span><text:span text:style-name="T8">(</text:span><text:span text:style-name="T9">include Educatore visualizza attività didattiche delle proprie classi</text:span><text:span text:style-name="T2">)</text:span></text:p>
              </text:list-item>
              <text:list-item>
                <text:p text:style-name="P7">L'utente seleziona un'attività didattica</text:p>
              </text:list-item>
              <text:list-item>
                <text:p text:style-name="P10">Il sistema mostra i dettagli dell'attività didattica selezionata<text:span text:style-name="T11">(</text:span><text:span text:style-name="T10">include Educatore Visualizza Dettagli Attività educativa</text:span><text:span text:style-name="T11">)</text:span></text:p>
              </text:list-item>
              <text:list-item>
                <text:p text:style-name="P8"><text:span text:style-name="T11">L'utente seleziona la funzionalità di modificare</text:span></text:p>
              </text:list-item>
              <text:list-item>
                <text:p text:style-name="P11"><text:span text:style-name="T11">Il sistema mostra il form per la modifica dell'attività didattica</text:span></text:p>
              </text:list-item>
              <text:list-item>
                <text:p text:style-name="P8"><text:span text:style-name="T11">L'utente modifica l'attività didattica</text:span></text:p>
                <text:p text:style-name="P12"><text:span text:style-name="T11">8. L'utente sottomette la modifica effettuata</text:span></text:p>
                <text:p text:style-name="P9"><text:span text:style-name="T11"><text:s text:c="24"/>9.Il sistema memorizza la modifica effettuata dall'utente</text:span></text:p>
                <text:p text:style-name="P8"><text:span text:style-name="T11"/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P14"><text:span text:style-name="T11">Il sistema mostra all'utente un messaggio di successo dell'operazione , il sistema mostra all'utente l'attività didattica aggiornata(</text:span><text:span text:style-name="T10">include Educatore Visualizza Dettagli Attività educativa</text:span><text:span text:style-name="T3">)</text:span><text:span text:style-name="T10"> </text:span>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6"><text:span text:style-name="T4">Nel caso di un errore utente, il sistema mostra all’utente un </text:span><text:span text:style-name="T5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3">N/D</text:p>
          </table:table-cell>
        </table:table-row>
      </table:table>
      <text:p text:style-name="P5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04:18.17</meta:creation-date>
    <meta:editing-duration>PT14M27S</meta:editing-duration>
    <meta:editing-cycles>8</meta:editing-cycles>
    <meta:generator>LibreOffice/3.6$Windows_x86 LibreOffice_project/da8c1e6-fd468f4-454e206-f42a4a9-143cfd</meta:generator>
    <dc:date>2012-10-21T19:46:59.63</dc:date>
    <meta:document-statistic meta:table-count="1" meta:image-count="0" meta:object-count="0" meta:page-count="1" meta:paragraph-count="24" meta:word-count="157" meta:character-count="1209" meta:non-whitespace-character-count="1057"/>
  </office:meta>
</office:document-meta>
</file>